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pha code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Alpha 2</text:p>
          </table:table-cell>
          <table:table-cell office:value-type="string" calcext:value-type="string">
            <text:p>Alpha 3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and Islands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LA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B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DZ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M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N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GO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IA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Antarctica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AT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TG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G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RM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ABW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Z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H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HR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GD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RB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LR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LZ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EN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BMU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TN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OL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IH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BWA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Bouvet Island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BVT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British Virgin Islands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VGB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British Indian Ocean Territory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OT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RN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G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FA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DI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KHM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MR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PV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YM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AF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TCD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HL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N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Hong Kong, SAR China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G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Macao, SAR Chin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C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CXR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Cocos (Keeling) Islands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CK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L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COM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Congo (Brazzaville)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OG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Congo, (Kinshasa)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Cook Islands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COK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I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V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V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B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YP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ZE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NK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JI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DMA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OM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CU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GY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LV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GNQ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RI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ST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H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Falkland Islands (Malvinas)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FLK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Faroe Islands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FRO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JI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UF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YF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French Southern Territories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ATF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AB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GMB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O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U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GIB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C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Greenland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RL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RD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LP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UM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TM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Guernsey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GGY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GIN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GNB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GUY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TI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Heard and Mcdonald Islands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HMD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Holy See (Vatican City State)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AT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HND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N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SL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Iran, Islamic Republic of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IRN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IRQ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L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MN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SR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JAM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PN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Jersey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Y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OR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KAZ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EN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IR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Korea (North)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PRK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Korea (South)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OR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WT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GZ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Lao PDR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O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VA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LBN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SO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BR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LBY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E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TU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X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Macedonia, Republic of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D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DG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MWI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DV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LI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LT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HL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  <table:table-cell office:value-type="string" calcext:value-type="string">
            <text:p>MTQ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RT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US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MYT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EX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Micronesia, Federated States of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SM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DA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CO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NG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NE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SR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R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OZ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R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M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RU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PL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D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Netherlands Antilles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CL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ZL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C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R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GA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IU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Norfolk Island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FK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NP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OMN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AK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LW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Palestinian Territory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SE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N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NG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RY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R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CN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RT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RI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QAT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Réunion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U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WA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string" calcext:value-type="string">
            <text:p>Saint-Barthélemy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LM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Saint Helena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HN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A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LCA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Saint-Martin (French part)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AF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Saint Pierre and Miquelon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PM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Saint Vincent and Grenadines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VCT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WSM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MR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P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U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EN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RB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YC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LE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P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VK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VN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LB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M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ZAF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South Georgia and the South Sandwich Islands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SGS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SD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A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DN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UR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Svalbard and Jan Mayen Islands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SJM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SWZ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E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E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string" calcext:value-type="string">
            <text:p>Syrian Arab Republic (Syria)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Y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Taiwan, Republic of China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WN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TJK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Tanzania, United Republic of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TZA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LS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GO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KL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N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TO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UN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KM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CA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UV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GA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KR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RE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BR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US Minor Outlying Islands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UMI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URY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UZB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VUT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Venezuela (Bolivarian Republic)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Viet 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Virgin Islands, U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R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Wallis and Futuna Islands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WLF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Western Sahara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ESH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M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ZMB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ZWE</text:p>
          </table:table-cell>
          <table:table-cell office:value-type="float" office:value="716" calcext:value-type="float">
            <text:p>716</text:p>
          </table:table-cell>
        </table:table-row>
      </table:table>
      <table:table table:name="Dialing codes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National code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float" office:value="1" calcext:value-type="float">
            <text:p>1</text:p>
          </table:table-cell>
          <table:table-cell office:value-type="float" office:value="684" calcext:value-type="float">
            <text:p>6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ui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4 (ANG)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8 (ANT)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 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 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2 (BAH)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 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 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 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 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ape Verde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 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istmas Island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cos (Keeling) Islands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 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go (Brazzaville)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go (Kinshasa)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k Islands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ôte D'Ivoire (Ivory Coast)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atia (Hrvatska)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 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67 (ROS)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9, 829, 84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kland Islands (Malvinas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oe Islands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 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land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1" calcext:value-type="float">
            <text:p>1</text:p>
          </table:table-cell>
          <table:table-cell office:value-type="float" office:value="473" calcext:value-type="float">
            <text:p>4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uadeloupe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ly See (Vatican City State)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ng Kong, SAR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an, Islamic Republic of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1" calcext:value-type="float">
            <text:p>1</text:p>
          </table:table-cell>
          <table:table-cell office:value-type="float" office:value="876" calcext:value-type="float">
            <text:p>87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 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, or 7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rea, Democratic People's Republic of (North)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rea, Republic of (South)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os (Lao PDR)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ao (SAR China)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edonia, Republic of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 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yotte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ronesia, Federated States of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 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 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Montserr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4 (MOI)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orocco and Western Sahara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uru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therlands Antilles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iue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folk Island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float" office:value="1" calcext:value-type="float">
            <text:p>1</text:p>
          </table:table-cell>
          <table:table-cell office:value-type="float" office:value="670" calcext:value-type="float">
            <text:p>67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lestinian Territory, Occupied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 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 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tcairn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7, or 93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éunion and Mayotte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 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 Helena and also Tristan Da Cunha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float" office:value="1" calcext:value-type="float">
            <text:p>1</text:p>
          </table:table-cell>
          <table:table-cell office:value-type="float" office:value="869" calcext:value-type="float">
            <text:p>8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1" calcext:value-type="float">
            <text:p>1</text:p>
          </table:table-cell>
          <table:table-cell office:value-type="float" office:value="758" calcext:value-type="float">
            <text:p>75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aint Pierre and Miquelon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1" calcext:value-type="float">
            <text:p>1</text:p>
          </table:table-cell>
          <table:table-cell office:value-type="float" office:value="784" calcext:value-type="float">
            <text:p>7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ão Tomé and Principe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 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albard and Jan Mayen Island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rian Arab Republic (Syria)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iwan, Republic of China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 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 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Tanzania, United Republic of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lau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1" calcext:value-type="float">
            <text:p>1</text:p>
          </table:table-cell>
          <table:table-cell office:value-type="float" office:value="868" calcext:value-type="float">
            <text:p>8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 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float" office:value="1" calcext:value-type="float">
            <text:p>1</text:p>
          </table:table-cell>
          <table:table-cell office:value-type="float" office:value="649" calcext:value-type="float">
            <text:p>64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 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 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 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nezuela (Bolivarian Republic of)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t Na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rgin Islands, Brit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4 (BVI)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irgin Islands, US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allis and Futuna Islands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 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09:53:31.856628493</meta:creation-date>
    <dc:date>2023-08-01T10:08:00.294326599</dc:date>
    <meta:editing-duration>PT10M57S</meta:editing-duration>
    <meta:editing-cycles>2</meta:editing-cycles>
    <meta:generator>LibreOffice/7.3.7.2$Linux_X86_64 LibreOffice_project/30$Build-2</meta:generator>
    <meta:document-statistic meta:table-count="2" meta:cell-count="1924" meta:object-count="0"/>
  </office:meta>
</office:document-meta>
</file>